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d97a2"/>
    </style:style>
    <style:style style:name="P2" style:family="paragraph" style:parent-style-name="Standard" style:list-style-name="L1"/>
    <style:style style:name="P3" style:family="paragraph" style:parent-style-name="Standard">
      <style:text-properties officeooo:rsid="000bd9bb" officeooo:paragraph-rsid="000bd9bb"/>
    </style:style>
    <style:style style:name="P4" style:family="paragraph" style:parent-style-name="Standard">
      <style:text-properties officeooo:rsid="000d97a2" officeooo:paragraph-rsid="000d97a2"/>
    </style:style>
    <style:style style:name="P5" style:family="paragraph" style:parent-style-name="Standard">
      <style:text-properties officeooo:paragraph-rsid="000d97a2"/>
    </style:style>
    <style:style style:name="P6" style:family="paragraph" style:parent-style-name="Standard" style:list-style-name="L1">
      <style:paragraph-properties fo:line-height="100%"/>
    </style:style>
    <style:style style:name="P7" style:family="paragraph" style:parent-style-name="Standard" style:list-style-name="L3">
      <style:paragraph-properties fo:line-height="115%"/>
    </style:style>
    <style:style style:name="P8" style:family="paragraph" style:parent-style-name="Standard" style:list-style-name="L3">
      <style:paragraph-properties fo:line-height="115%"/>
      <style:text-properties officeooo:paragraph-rsid="000f8980"/>
    </style:style>
    <style:style style:name="P9" style:family="paragraph" style:parent-style-name="Standard" style:list-style-name="L3">
      <style:paragraph-properties fo:line-height="115%"/>
      <style:text-properties officeooo:rsid="000f8980" officeooo:paragraph-rsid="000f8980"/>
    </style:style>
    <style:style style:name="P10" style:family="paragraph" style:parent-style-name="Standard" style:list-style-name="L3">
      <style:paragraph-properties fo:line-height="115%"/>
      <style:text-properties officeooo:rsid="0010d988" officeooo:paragraph-rsid="0010d988"/>
    </style:style>
    <style:style style:name="T1" style:family="text">
      <style:text-properties officeooo:rsid="000d97a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97a2" style:font-weight-asian="bold" style:font-weight-complex="bold"/>
    </style:style>
    <style:style style:name="T4" style:family="text">
      <style:text-properties fo:font-weight="bold" officeooo:rsid="000f8980" style:font-weight-asian="bold" style:font-weight-complex="bold"/>
    </style:style>
    <style:style style:name="T5" style:family="text">
      <style:text-properties officeooo:rsid="000f8980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cercise 1</text:h>
      <text:p text:style-name="P3">Set 1:</text:p>
      <text:list xml:id="list3209941815" text:style-name="L1">
        <text:list-item>
          <text:p text:style-name="P2">must</text:p>
        </text:list-item>
        <text:list-item>
          <text:p text:style-name="P2">dust</text:p>
        </text:list-item>
        <text:list-item>
          <text:p text:style-name="P2">rust</text:p>
        </text:list-item>
        <text:list-item>
          <text:p text:style-name="P2">just</text:p>
        </text:list-item>
        <text:list-item>
          <text:p text:style-name="P2">lust</text:p>
        </text:list-item>
        <text:list-item>
          <text:p text:style-name="P2">bust</text:p>
        </text:list-item>
      </text:list>
      <text:p text:style-name="Standard"/>
      <text:p text:style-name="P3">Set 2:</text:p>
      <text:list xml:id="list225140769557865" text:continue-numbering="true" text:style-name="L1">
        <text:list-item>
          <text:p text:style-name="P2">pan</text:p>
        </text:list-item>
        <text:list-item>
          <text:p text:style-name="P2">tan</text:p>
        </text:list-item>
        <text:list-item>
          <text:p text:style-name="P2">can</text:p>
        </text:list-item>
        <text:list-item>
          <text:p text:style-name="P6">fan</text:p>
        </text:list-item>
        <text:list-item>
          <text:p text:style-name="P2">man</text:p>
        </text:list-item>
        <text:list-item>
          <text:p text:style-name="P2">van</text:p>
        </text:list-item>
        <text:list-item>
          <text:p text:style-name="P2">gan (Generative Adversial Network)</text:p>
        </text:list-item>
        <text:list-item>
          <text:p text:style-name="P2">lan (Local Area Network)</text:p>
        </text:list-item>
        <text:list-item>
          <text:p text:style-name="P2">nan (Not A Number)</text:p>
        </text:list-item>
      </text:list>
      <text:p text:style-name="Standard"/>
      <text:h text:style-name="Heading_20_2" text:outline-level="2">Excercise 2</text:h>
      <text:p text:style-name="P3"/>
      <text:p text:style-name="P4">Panne, </text:p>
      <text:p text:style-name="P4">Tanne,</text:p>
      <text:p text:style-name="P5"/>
      <text:h text:style-name="P1" text:outline-level="2"><text:span text:style-name="T1">Excercise 3</text:span></text:h>
      <text:list xml:id="list1957044663" text:style-name="L3">
        <text:list-item>
          <text:p text:style-name="P7"><text:span text:style-name="T3">m</text:span><text:span text:style-name="T1">an</text:span></text:p>
        </text:list-item>
        <text:list-item>
          <text:p text:style-name="P9"><text:span text:style-name="T2">f</text:span>an</text:p>
        </text:list-item>
        <text:list-item>
          <text:p text:style-name="P8"><text:span text:style-name="T4">a</text:span><text:span text:style-name="T5"> house</text:span></text:p>
        </text:list-item>
        <text:list-item>
          <text:p text:style-name="P9">ho<text:span text:style-name="T2">n</text:span>k</text:p>
        </text:list-item>
        <text:list-item>
          <text:p text:style-name="P9"><text:span text:style-name="T2">S</text:span>uppe</text:p>
        </text:list-item>
        <text:list-item>
          <text:p text:style-name="P9"><text:span text:style-name="T2">k</text:span>iss</text:p>
        </text:list-item>
        <text:list-item>
          <text:p text:style-name="P9">ni<text:span text:style-name="T2">ch</text:span>t</text:p>
        </text:list-item>
        <text:list-item>
          <text:p text:style-name="P9"><text:span text:style-name="T2">j</text:span>a</text:p>
        </text:list-item>
        <text:list-item>
          <text:p text:style-name="P9">gara<text:span text:style-name="T2">g</text:span>e</text:p>
        </text:list-item>
        <text:list-item>
          <text:p text:style-name="P9"><text:span text:style-name="T2">B</text:span>ruder</text:p>
        </text:list-item>
        <text:list-item>
          <text:p text:style-name="P9">P<text:span text:style-name="T2">r</text:span><text:span text:style-name="T6">ost</text:span></text:p>
        </text:list-item>
        <text:list-item>
          <text:p text:style-name="P10"><text:span text:style-name="T2">sh</text:span><text:span text:style-name="T6">oo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2T22:19:55.108069905</meta:creation-date>
    <dc:date>2021-01-12T22:51:40.323928427</dc:date>
    <meta:editing-duration>PT59S</meta:editing-duration>
    <meta:editing-cycles>1</meta:editing-cycles>
    <meta:document-statistic meta:table-count="0" meta:image-count="0" meta:object-count="0" meta:page-count="1" meta:paragraph-count="34" meta:word-count="76" meta:character-count="273" meta:non-whitespace-character-count="257"/>
    <meta:generator>LibreOffice/7.0.3.1$Linux_X86_64 LibreOffice_project/00$Build-1</meta:generator>
  </office:meta>
</office:document-meta>
</file>